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7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03cm" fo:min-width="0.4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0.231cm"/>
      <style:paragraph-properties style:writing-mode="lr-tb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objectwithoutfill">
      <style:graphic-properties draw:fill="none" draw:textarea-vertical-align="middle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0000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1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g xml:id="id6" draw:id="id6">
          <draw:line draw:style-name="gr1" draw:text-style-name="P1" draw:layer="layout" svg:x1="11.304cm" svg:y1="7.328cm" svg:x2="11.424cm" svg:y2="6.92cm">
            <text:p/>
          </draw:line>
          <draw:line draw:style-name="gr1" draw:text-style-name="P1" draw:layer="layout" svg:x1="11.726cm" svg:y1="7.708cm" svg:x2="11.423cm" svg:y2="6.921cm">
            <text:p/>
          </draw:line>
          <draw:line draw:style-name="gr1" draw:text-style-name="P1" draw:layer="layout" svg:x1="12.274cm" svg:y1="7.711cm" svg:x2="12.528cm" svg:y2="6.881cm">
            <text:p/>
          </draw:line>
          <draw:line draw:style-name="gr1" draw:text-style-name="P1" draw:layer="layout" svg:x1="11.713cm" svg:y1="7.728cm" svg:x2="11.967cm" svg:y2="6.898cm">
            <text:p/>
          </draw:line>
          <draw:line draw:style-name="gr1" draw:text-style-name="P1" draw:layer="layout" svg:x1="12.285cm" svg:y1="7.705cm" svg:x2="11.982cm" svg:y2="6.918cm">
            <text:p/>
          </draw:line>
          <draw:line draw:style-name="gr1" draw:text-style-name="P1" draw:layer="layout" svg:x1="12.838cm" svg:y1="7.663cm" svg:x2="12.535cm" svg:y2="6.876cm">
            <text:p/>
          </draw:line>
          <draw:line draw:style-name="gr1" draw:text-style-name="P1" draw:layer="layout" svg:x1="12.832cm" svg:y1="7.624cm" svg:x2="12.952cm" svg:y2="7.216cm">
            <text:p/>
          </draw:line>
        </draw:g>
        <draw:g xml:id="id8" draw:id="id8">
          <draw:line draw:style-name="gr1" draw:text-style-name="P1" draw:layer="layout" svg:x1="18.216cm" svg:y1="7.138cm" svg:x2="19.475cm" svg:y2="7.138cm">
            <text:p/>
          </draw:line>
          <draw:line draw:style-name="gr1" draw:text-style-name="P1" draw:layer="layout" svg:x1="18.216cm" svg:y1="7.138cm" svg:x2="19.475cm" svg:y2="7.138cm">
            <text:p/>
          </draw:line>
          <draw:line draw:style-name="gr1" draw:text-style-name="P1" draw:layer="layout" svg:x1="18.216cm" svg:y1="7.711cm" svg:x2="19.475cm" svg:y2="7.711cm">
            <text:p/>
          </draw:line>
          <draw:line draw:style-name="gr1" draw:text-style-name="P1" draw:layer="layout" svg:x1="18.837cm" svg:y1="8.486cm" svg:x2="18.847cm" svg:y2="7.707cm">
            <text:p/>
          </draw:line>
          <draw:line draw:style-name="gr1" draw:text-style-name="P1" draw:layer="layout" svg:x1="18.837cm" svg:y1="7.149cm" svg:x2="18.847cm" svg:y2="6.37cm">
            <text:p/>
          </draw:line>
        </draw:g>
        <draw:frame draw:style-name="gr2" draw:text-style-name="P2" draw:layer="layout" svg:width="2.399cm" svg:height="0.962cm" svg:x="15.334cm" svg:y="3.464cm">
          <draw:text-box>
            <text:p>R</text:p>
          </draw:text-box>
        </draw:frame>
        <draw:frame draw:style-name="gr3" draw:text-style-name="P2" draw:layer="layout" svg:width="1.234cm" svg:height="1.322cm" svg:x="16.982cm" svg:y="6.389cm">
          <draw:text-box>
            <text:p>C</text:p>
          </draw:text-box>
        </draw:frame>
        <draw:g xml:id="id2" draw:id="id2">
          <draw:line draw:style-name="gr1" draw:text-style-name="P1" draw:layer="layout" svg:x1="10.202cm" svg:y1="10.034cm" svg:x2="9.797cm" svg:y2="9.904cm">
            <text:p/>
          </draw:line>
          <draw:line draw:style-name="gr1" draw:text-style-name="P1" draw:layer="layout" svg:x1="10.592cm" svg:y1="9.622cm" svg:x2="9.798cm" svg:y2="9.906cm">
            <text:p/>
          </draw:line>
          <draw:line draw:style-name="gr1" draw:text-style-name="P1" draw:layer="layout" svg:x1="10.609cm" svg:y1="9.074cm" svg:x2="9.785cm" svg:y2="8.8cm">
            <text:p/>
          </draw:line>
          <draw:line draw:style-name="gr1" draw:text-style-name="P1" draw:layer="layout" svg:x1="10.612cm" svg:y1="9.635cm" svg:x2="9.788cm" svg:y2="9.361cm">
            <text:p/>
          </draw:line>
          <draw:line draw:style-name="gr1" draw:text-style-name="P1" draw:layer="layout" svg:x1="10.603cm" svg:y1="9.063cm" svg:x2="9.809cm" svg:y2="9.347cm">
            <text:p/>
          </draw:line>
          <draw:line draw:style-name="gr1" draw:text-style-name="P1" draw:layer="layout" svg:x1="10.574cm" svg:y1="8.509cm" svg:x2="9.78cm" svg:y2="8.793cm">
            <text:p/>
          </draw:line>
          <draw:line draw:style-name="gr1" draw:text-style-name="P1" draw:layer="layout" svg:x1="10.535cm" svg:y1="8.514cm" svg:x2="10.13cm" svg:y2="8.384cm">
            <text:p/>
          </draw:line>
        </draw:g>
        <draw:g xml:id="id3" draw:id="id3">
          <draw:line draw:style-name="gr1" draw:text-style-name="P1" draw:layer="layout" svg:x1="6.068cm" svg:y1="5.531cm" svg:x2="6.048cm" svg:y2="4.272cm">
            <text:p/>
          </draw:line>
          <draw:line draw:style-name="gr1" draw:text-style-name="P1" draw:layer="layout" svg:x1="6.068cm" svg:y1="5.531cm" svg:x2="6.048cm" svg:y2="4.272cm">
            <text:p/>
          </draw:line>
          <draw:line draw:style-name="gr1" draw:text-style-name="P1" draw:layer="layout" svg:x1="6.641cm" svg:y1="5.521cm" svg:x2="6.621cm" svg:y2="4.262cm">
            <text:p/>
          </draw:line>
          <draw:line draw:style-name="gr1" draw:text-style-name="P1" draw:layer="layout" svg:x1="7.406cm" svg:y1="4.888cm" svg:x2="6.627cm" svg:y2="4.891cm">
            <text:p/>
          </draw:line>
          <draw:line draw:style-name="gr1" draw:text-style-name="P1" draw:layer="layout" svg:x1="6.069cm" svg:y1="4.91cm" svg:x2="5.29cm" svg:y2="4.913cm">
            <text:p/>
          </draw:line>
        </draw:g>
        <draw:frame draw:style-name="gr2" draw:text-style-name="P2" draw:layer="layout" svg:width="1.238cm" svg:height="0.962cm" svg:x="6.459cm" svg:y="6.652cm">
          <draw:text-box>
            <text:p>R</text:p>
          </draw:text-box>
        </draw:frame>
        <draw:frame draw:style-name="gr2" draw:text-style-name="P2" draw:layer="layout" svg:width="1.234cm" svg:height="0.962cm" svg:x="4.919cm" svg:y="3.139cm">
          <draw:text-box>
            <text:p>C</text:p>
          </draw:text-box>
        </draw:frame>
        <draw:g xml:id="id4" draw:id="id4">
          <draw:line draw:style-name="gr1" draw:text-style-name="P1" draw:layer="layout" svg:x1="8.268cm" svg:y1="9.237cm" svg:x2="7.863cm" svg:y2="9.107cm">
            <text:p/>
          </draw:line>
          <draw:line draw:style-name="gr1" draw:text-style-name="P1" draw:layer="layout" svg:x1="8.658cm" svg:y1="8.825cm" svg:x2="7.864cm" svg:y2="9.109cm">
            <text:p/>
          </draw:line>
          <draw:line draw:style-name="gr1" draw:text-style-name="P1" draw:layer="layout" svg:x1="8.675cm" svg:y1="8.277cm" svg:x2="7.851cm" svg:y2="8.003cm">
            <text:p/>
          </draw:line>
          <draw:line draw:style-name="gr1" draw:text-style-name="P1" draw:layer="layout" svg:x1="8.678cm" svg:y1="8.838cm" svg:x2="7.854cm" svg:y2="8.564cm">
            <text:p/>
          </draw:line>
          <draw:line draw:style-name="gr1" draw:text-style-name="P1" draw:layer="layout" svg:x1="8.669cm" svg:y1="8.266cm" svg:x2="7.875cm" svg:y2="8.55cm">
            <text:p/>
          </draw:line>
          <draw:line draw:style-name="gr1" draw:text-style-name="P1" draw:layer="layout" svg:x1="8.64cm" svg:y1="7.712cm" svg:x2="7.846cm" svg:y2="7.996cm">
            <text:p/>
          </draw:line>
          <draw:line draw:style-name="gr1" draw:text-style-name="P1" draw:layer="layout" svg:x1="8.601cm" svg:y1="7.717cm" svg:x2="8.196cm" svg:y2="7.587cm">
            <text:p/>
          </draw:line>
        </draw:g>
        <draw:frame draw:style-name="gr2" draw:text-style-name="P2" draw:layer="layout" svg:width="2.399cm" svg:height="0.962cm" svg:x="12.384cm" svg:y="7.894cm">
          <draw:text-box>
            <text:p>R</text:p>
          </draw:text-box>
        </draw:frame>
        <draw:g xml:id="id5" draw:id="id5">
          <draw:line draw:style-name="gr1" draw:text-style-name="P1" draw:layer="layout" svg:x1="15.605cm" svg:y1="5.223cm" svg:x2="15.756cm" svg:y2="4.825cm">
            <text:p/>
          </draw:line>
          <draw:line draw:style-name="gr1" draw:text-style-name="P1" draw:layer="layout" svg:x1="15.996cm" svg:y1="5.634cm" svg:x2="15.754cm" svg:y2="4.826cm">
            <text:p/>
          </draw:line>
          <draw:line draw:style-name="gr1" draw:text-style-name="P1" draw:layer="layout" svg:x1="16.542cm" svg:y1="5.68cm" svg:x2="16.858cm" svg:y2="4.871cm">
            <text:p/>
          </draw:line>
          <draw:line draw:style-name="gr1" draw:text-style-name="P1" draw:layer="layout" svg:x1="15.982cm" svg:y1="5.654cm" svg:x2="16.298cm" svg:y2="4.845cm">
            <text:p/>
          </draw:line>
          <draw:line draw:style-name="gr1" draw:text-style-name="P1" draw:layer="layout" svg:x1="16.553cm" svg:y1="5.674cm" svg:x2="16.311cm" svg:y2="4.866cm">
            <text:p/>
          </draw:line>
          <draw:line draw:style-name="gr1" draw:text-style-name="P1" draw:layer="layout" svg:x1="17.108cm" svg:y1="5.674cm" svg:x2="16.866cm" svg:y2="4.866cm">
            <text:p/>
          </draw:line>
          <draw:line draw:style-name="gr1" draw:text-style-name="P1" draw:layer="layout" svg:x1="17.105cm" svg:y1="5.635cm" svg:x2="17.256cm" svg:y2="5.237cm">
            <text:p/>
          </draw:line>
        </draw:g>
        <draw:frame draw:style-name="gr2" draw:text-style-name="P2" draw:layer="layout" svg:width="1.408cm" svg:height="0.962cm" svg:x="10.592cm" svg:y="9.622cm">
          <draw:text-box>
            <text:p>R</text:p>
          </draw:text-box>
        </draw:frame>
        <draw:g>
          <draw:line draw:style-name="gr1" draw:text-style-name="P1" draw:layer="layout" svg:x1="7.466cm" svg:y1="12.52cm" svg:x2="8.972cm" svg:y2="12.495cm">
            <text:p/>
          </draw:line>
          <draw:line draw:style-name="gr1" draw:text-style-name="P1" draw:layer="layout" svg:x1="7.465cm" svg:y1="12.515cm" svg:x2="8.971cm" svg:y2="12.49cm">
            <text:p/>
          </draw:line>
          <draw:line draw:style-name="gr1" draw:text-style-name="P1" draw:layer="layout" svg:x1="8.564cm" svg:y1="12.685cm" svg:x2="7.816cm" svg:y2="12.701cm">
            <text:p/>
          </draw:line>
          <draw:line draw:style-name="gr1" draw:text-style-name="P1" draw:layer="layout" svg:x1="8.366cm" svg:y1="12.853cm" svg:x2="8.007cm" svg:y2="12.861cm">
            <text:p/>
          </draw:line>
          <draw:line draw:style-name="gr1" draw:text-style-name="P1" draw:layer="layout" svg:x1="8.199cm" svg:y1="12.491cm" svg:x2="8.185cm" svg:y2="12.071cm">
            <text:p/>
          </draw:line>
        </draw:g>
        <draw:g>
          <draw:line draw:style-name="gr1" draw:text-style-name="P1" draw:layer="layout" svg:x1="9.428cm" svg:y1="12.597cm" svg:x2="10.934cm" svg:y2="12.572cm">
            <text:p/>
          </draw:line>
          <draw:line draw:style-name="gr1" draw:text-style-name="P1" draw:layer="layout" svg:x1="9.427cm" svg:y1="12.592cm" svg:x2="10.933cm" svg:y2="12.567cm">
            <text:p/>
          </draw:line>
          <draw:line draw:style-name="gr1" draw:text-style-name="P1" draw:layer="layout" svg:x1="10.526cm" svg:y1="12.762cm" svg:x2="9.778cm" svg:y2="12.778cm">
            <text:p/>
          </draw:line>
          <draw:line draw:style-name="gr1" draw:text-style-name="P1" draw:layer="layout" svg:x1="10.328cm" svg:y1="12.93cm" svg:x2="9.969cm" svg:y2="12.938cm">
            <text:p/>
          </draw:line>
          <draw:line draw:style-name="gr1" draw:text-style-name="P1" draw:layer="layout" svg:x1="10.161cm" svg:y1="12.568cm" svg:x2="10.147cm" svg:y2="12.148cm">
            <text:p/>
          </draw:line>
        </draw:g>
        <draw:g>
          <draw:line draw:style-name="gr1" draw:text-style-name="P1" draw:layer="layout" svg:x1="18.11cm" svg:y1="10.818cm" svg:x2="19.616cm" svg:y2="10.793cm">
            <text:p/>
          </draw:line>
          <draw:line draw:style-name="gr1" draw:text-style-name="P1" draw:layer="layout" svg:x1="18.109cm" svg:y1="10.813cm" svg:x2="19.615cm" svg:y2="10.788cm">
            <text:p/>
          </draw:line>
          <draw:line draw:style-name="gr1" draw:text-style-name="P1" draw:layer="layout" svg:x1="19.208cm" svg:y1="10.983cm" svg:x2="18.46cm" svg:y2="10.999cm">
            <text:p/>
          </draw:line>
          <draw:line draw:style-name="gr1" draw:text-style-name="P1" draw:layer="layout" svg:x1="19.01cm" svg:y1="11.151cm" svg:x2="18.651cm" svg:y2="11.159cm">
            <text:p/>
          </draw:line>
          <draw:line draw:style-name="gr1" draw:text-style-name="P1" draw:layer="layout" svg:x1="18.843cm" svg:y1="10.789cm" svg:x2="18.829cm" svg:y2="10.369cm">
            <text:p/>
          </draw:line>
        </draw:g>
        <draw:g xml:id="id1" draw:id="id1">
          <draw:glue-point draw:id="4" svg:x="-4.828cm" svg:y="-2.346cm"/>
          <draw:glue-point draw:id="5" svg:x="-4.828cm" svg:y="2.296cm"/>
          <draw:custom-shape draw:style-name="gr4" draw:text-style-name="P3" draw:layer="layout" svg:width="1.805cm" svg:height="1.655cm" draw:transform="rotate (1.5707963267949) translate (10.997cm 6.11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9568.10631229236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4" draw:layer="layout" svg:width="0.748cm" svg:height="1.991cm" svg:x="10.898cm" svg:y="4.382cm">
            <draw:text-box>
              <text:p><text:span text:style-name="T1">+</text:span></text:p>
              <text:p><text:span text:style-name="T2"/></text:p>
              <text:p><text:span text:style-name="T1">-</text:span></text:p>
            </draw:text-box>
          </draw:frame>
        </draw:g>
        <draw:connector draw:style-name="gr6" draw:text-style-name="P3" draw:layer="layout" svg:x1="10.928cm" svg:y1="5.815cm" svg:x2="10.196cm" svg:y2="8.384cm" draw:start-shape="id1" draw:start-glue-point="5" draw:end-shape="id2" draw:end-glue-point="0" svg:d="M10928 5815h-732v2569" svg:viewBox="0 0 733 2570">
          <text:p/>
        </draw:connector>
        <draw:connector draw:style-name="gr7" draw:text-style-name="P1" draw:layer="layout" draw:type="line" svg:x1="7.406cm" svg:y1="4.896cm" svg:x2="10.928cm" svg:y2="4.859cm" draw:start-shape="id3" draw:start-glue-point="1" draw:end-shape="id1" draw:end-glue-point="4" svg:d="M7406 4896l3522-37" svg:viewBox="0 0 3523 38">
          <text:p text:style-name="P3"/>
        </draw:connector>
        <draw:connector draw:style-name="gr8" draw:text-style-name="P1" draw:layer="layout" draw:type="line" svg:x1="8.281cm" svg:y1="4.868cm" svg:x2="8.262cm" svg:y2="7.587cm" draw:end-shape="id4" draw:end-glue-point="0" svg:d="M8281 4868l-19 2719" svg:viewBox="0 0 20 2720">
          <text:p/>
        </draw:connector>
        <draw:connector draw:style-name="gr8" draw:text-style-name="P1" xml:id="id7" draw:id="id7" draw:layer="layout" draw:type="line" svg:x1="12.653cm" svg:y1="5.342cm" svg:x2="15.605cm" svg:y2="5.252cm" draw:start-shape="id1" draw:start-glue-point="1" draw:end-shape="id5" draw:end-glue-point="3" svg:d="M12653 5342l2952-90" svg:viewBox="0 0 2953 91">
          <text:p/>
        </draw:connector>
        <draw:connector draw:style-name="gr8" draw:text-style-name="P1" draw:layer="layout" draw:type="line" svg:x1="17.256cm" svg:y1="5.252cm" svg:x2="22.93cm" svg:y2="5.08cm" draw:start-shape="id5" draw:start-glue-point="1" svg:d="M17256 5252l5674-172" svg:viewBox="0 0 5675 173">
          <text:p/>
        </draw:connector>
        <draw:connector draw:style-name="gr8" draw:text-style-name="P1" draw:layer="layout" draw:type="line" svg:x1="11.304cm" svg:y1="7.302cm" svg:x2="10.195cm" svg:y2="7.338cm" draw:start-shape="id6" draw:start-glue-point="3" svg:d="M11304 7302l-1109 36" svg:viewBox="0 0 1110 37">
          <text:p/>
        </draw:connector>
        <draw:connector draw:style-name="gr8" draw:text-style-name="P1" draw:layer="layout" draw:type="line" svg:x1="8.262cm" svg:y1="9.237cm" svg:x2="8.184cm" svg:y2="12.065cm" draw:start-shape="id4" draw:start-glue-point="2" svg:d="M8262 9237l-78 2828" svg:viewBox="0 0 79 2829">
          <text:p/>
        </draw:connector>
        <draw:connector draw:style-name="gr8" draw:text-style-name="P1" draw:layer="layout" draw:type="line" svg:x1="10.196cm" svg:y1="10.034cm" svg:x2="10.125cm" svg:y2="12.242cm" draw:start-shape="id2" draw:start-glue-point="2" svg:d="M10196 10034l-71 2208" svg:viewBox="0 0 72 2209">
          <text:p/>
        </draw:connector>
        <draw:connector draw:style-name="gr9" draw:text-style-name="P5" draw:layer="layout" svg:x1="12.952cm" svg:y1="7.302cm" svg:x2="14.129cm" svg:y2="5.297cm" draw:start-shape="id6" draw:start-glue-point="1" draw:end-shape="id7" draw:end-glue-point="0" svg:d="M12952 7302h1177v-2005" svg:viewBox="0 0 1178 2006">
          <text:p/>
        </draw:connector>
        <draw:connector draw:style-name="gr8" draw:text-style-name="P1" draw:layer="layout" draw:type="line" svg:x1="18.845cm" svg:y1="8.486cm" svg:x2="18.838cm" svg:y2="10.407cm" draw:start-shape="id8" draw:start-glue-point="2" svg:d="M18845 8486l-7 1921" svg:viewBox="0 0 8 1922">
          <text:p/>
        </draw:connector>
        <draw:connector draw:style-name="gr8" draw:text-style-name="P1" draw:layer="layout" draw:type="line" svg:x1="5.29cm" svg:y1="4.896cm" svg:x2="3.281cm" svg:y2="4.921cm" draw:start-shape="id3" draw:start-glue-point="3" svg:d="M5290 4896l-2009 25" svg:viewBox="0 0 2010 26">
          <text:p/>
        </draw:connector>
        <draw:connector draw:style-name="gr8" draw:text-style-name="P1" draw:layer="layout" draw:type="line" svg:x1="18.845cm" svg:y1="6.37cm" svg:x2="18.835cm" svg:y2="5.193cm" draw:start-shape="id8" draw:start-glue-point="0" svg:d="M18845 6370l-10-1177" svg:viewBox="0 0 11 1178">
          <text:p/>
        </draw:connector>
        <draw:frame draw:style-name="gr10" draw:text-style-name="P2" draw:layer="layout" svg:width="1.766cm" svg:height="0.841cm" svg:x="11.105cm" svg:y="10.063cm">
          <draw:text-box>
            <text:p><text:span text:style-name="T3">4</text:span></text:p>
          </draw:text-box>
        </draw:frame>
        <draw:frame draw:style-name="gr10" draw:text-style-name="P2" draw:layer="layout" svg:width="1.766cm" svg:height="0.841cm" svg:x="12.885cm" svg:y="8.332cm">
          <draw:text-box>
            <text:p><text:span text:style-name="T3">3</text:span></text:p>
          </draw:text-box>
        </draw:frame>
        <draw:frame draw:style-name="gr10" draw:text-style-name="P2" draw:layer="layout" svg:width="1.766cm" svg:height="0.841cm" svg:x="15.967cm" svg:y="3.835cm">
          <draw:text-box>
            <text:p><text:span text:style-name="T3">2</text:span></text:p>
          </draw:text-box>
        </draw:frame>
        <draw:frame draw:style-name="gr10" draw:text-style-name="P2" draw:layer="layout" svg:width="1.766cm" svg:height="0.841cm" svg:x="7.04cm" svg:y="7.13cm">
          <draw:text-box>
            <text:p><text:span text:style-name="T3">1</text:span></text:p>
          </draw:text-box>
        </draw:frame>
        <draw:frame draw:style-name="gr10" draw:text-style-name="P2" draw:layer="layout" svg:width="1.766cm" svg:height="0.841cm" svg:x="17.575cm" svg:y="6.87cm">
          <draw:text-box>
            <text:p><text:span text:style-name="T3">2</text:span></text:p>
          </draw:text-box>
        </draw:frame>
        <draw:frame draw:style-name="gr10" draw:text-style-name="P2" draw:layer="layout" svg:width="1.766cm" svg:height="0.841cm" svg:x="5.525cm" svg:y="3.571cm">
          <draw:text-box>
            <text:p><text:span text:style-name="T3">1</text:span></text:p>
          </draw:text-box>
        </draw:frame>
        <draw:frame draw:style-name="gr2" draw:text-style-name="P2" draw:layer="layout" svg:width="2.399cm" svg:height="0.962cm" svg:x="21.973cm" svg:y="3.704cm">
          <draw:text-box>
            <text:p>V</text:p>
          </draw:text-box>
        </draw:frame>
        <draw:frame draw:style-name="gr10" draw:text-style-name="P2" draw:layer="layout" svg:width="1.766cm" svg:height="0.841cm" svg:x="22.606cm" svg:y="4.075cm">
          <draw:text-box>
            <text:p><text:span text:style-name="T3">o</text:span></text:p>
          </draw:text-box>
        </draw:frame>
        <draw:frame draw:style-name="gr2" draw:text-style-name="P2" draw:layer="layout" svg:width="2.399cm" svg:height="0.962cm" svg:x="2.106cm" svg:y="4.065cm">
          <draw:text-box>
            <text:p>V</text:p>
          </draw:text-box>
        </draw:frame>
        <draw:frame draw:style-name="gr10" draw:text-style-name="P2" draw:layer="layout" svg:width="1.766cm" svg:height="0.841cm" svg:x="2.739cm" svg:y="4.436cm">
          <draw:text-box>
            <text:p><text:span text:style-name="T3">i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6">06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</text:span><text:span text:style-name="MT3">: </text:span><text:span text:style-name="MT3">DEE</text:span><text:span text:style-name="MT3">C/Insti</text:span><text:span text:style-name="MT3">tuto </text:span><text:span text:style-name="MT3">Super</text:span><text:span text:style-name="MT3">ior </text:span><text:span text:style-name="MT3">Técni</text:span><text:span text:style-name="MT3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i</text:span><text:span text:style-name="MT5">c</text:span><text:span text:style-name="MT5">k </text:span><text:span text:style-name="MT5">to </text:span><text:span text:style-name="MT5">e</text:span><text:span text:style-name="MT5">di</text:span><text:span text:style-name="MT5">t </text:span><text:span text:style-name="MT5">M</text:span><text:span text:style-name="MT5">a</text:span><text:span text:style-name="MT5">st</text:span><text:span text:style-name="MT5">e</text:span><text:span text:style-name="MT5">r </text:span><text:span text:style-name="MT5">tit</text:span><text:span text:style-name="MT5">le </text:span><text:span text:style-name="MT5">st</text:span><text:span text:style-name="MT5">y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6">06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</text:span><text:span text:style-name="MT3">: </text:span><text:span text:style-name="MT3">DEE</text:span><text:span text:style-name="MT3">C/Insti</text:span><text:span text:style-name="MT3">tuto </text:span><text:span text:style-name="MT3">Super</text:span><text:span text:style-name="MT3">ior </text:span><text:span text:style-name="MT3">Técni</text:span><text:span text:style-name="MT3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8</meta:editing-cycles>
    <meta:creation-date>2014-07-21T10:31:21</meta:creation-date>
    <dc:date>2021-06-06T01:03:27.545675059</dc:date>
    <meta:editing-duration>P2DT6H2M32S</meta:editing-duration>
    <meta:generator>LibreOffice/6.4.6.2$Linux_X86_64 LibreOffice_project/40$Build-2</meta:generator>
    <meta:document-statistic meta:object-count="127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